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HtmlState.getEven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State.selectMap( int type , boolean createIfNul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HtmlState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